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1e8e89" officeooo:paragraph-rsid="001e8e89"/>
    </style:style>
    <style:style style:name="P2" style:family="paragraph" style:parent-style-name="Standard">
      <style:text-properties officeooo:rsid="0023b418" officeooo:paragraph-rsid="0023b418"/>
    </style:style>
    <style:style style:name="P3" style:family="paragraph" style:parent-style-name="Standard">
      <style:text-properties officeooo:rsid="0023b418" officeooo:paragraph-rsid="0029f669"/>
    </style:style>
    <style:style style:name="P4" style:family="paragraph" style:parent-style-name="Standard">
      <style:text-properties officeooo:paragraph-rsid="0023b418"/>
    </style:style>
    <style:style style:name="P5" style:family="paragraph" style:parent-style-name="Standard">
      <style:text-properties officeooo:rsid="002a1f44" officeooo:paragraph-rsid="002a1f44"/>
    </style:style>
    <style:style style:name="P6" style:family="paragraph" style:parent-style-name="Standard">
      <style:text-properties officeooo:rsid="00362b5a" officeooo:paragraph-rsid="00362b5a"/>
    </style:style>
    <style:style style:name="T1" style:family="text">
      <style:text-properties officeooo:rsid="001adc51"/>
    </style:style>
    <style:style style:name="T2" style:family="text">
      <style:text-properties officeooo:rsid="0023b418"/>
    </style:style>
    <style:style style:name="T3" style:family="text">
      <style:text-properties officeooo:rsid="0029f669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5" style:family="text">
      <style:text-properties fo:font-variant="normal" fo:text-transform="none" fo:color="#aa0d91" loext:opacity="100%" style:font-name="source-code-pro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pyserial</text:span> 라이브러리</text:p>
      <text:p text:style-name="Standard">sudo apt update</text:p>
      <text:p text:style-name="Standard">sudo apt install python3-pip</text:p>
      <text:p text:style-name="Standard">python3 -m pip install pyserial</text:p>
      <text:p text:style-name="Standard"/>
      <text:p text:style-name="Standard">A1의존성 패키지 설치</text:p>
      <text:p text:style-name="Standard">sudo apt update</text:p>
      <text:p text:style-name="Standard">sudo apt install python3-rosdep2</text:p>
      <text:p text:style-name="Standard">sudo rosdep init</text:p>
      <text:p text:style-name="Standard">rosdep update</text:p>
      <text:p text:style-name="Standard">cd ~/espers2_ws</text:p>
      <text:p text:style-name="Standard">rosdep install -i --from-path src --rosdistro humble -y</text:p>
      <text:p text:style-name="Standard"/>
      <text:p text:style-name="Standard">laser_filters설치</text:p>
      <text:p text:style-name="Standard">sudo apt install ros-humble-laser-filters</text:p>
      <text:p text:style-name="Standard"/>
      <text:p text:style-name="Standard">장치 <text:span text:style-name="T1">id</text:span></text:p>
      <text:p text:style-name="Standard">ls /dev/ttyUSB* /dev/ttyACM*</text:p>
      <text:p text:style-name="Standard"/>
      <text:p text:style-name="Standard">권한부여</text:p>
      <text:p text:style-name="Standard">sudo chmod 666 /dev/ttyUSB0</text:p>
      <text:p text:style-name="Standard"/>
      <text:p text:style-name="Standard">라이다 작동 확인</text:p>
      <text:p text:style-name="Standard">ros2 run sllidar_ros2 sllidar_node --ros-args -p serial_port:=/dev/ttyUSB0 -p serial_baudrate:=115200 -p frame_id:=lidar</text:p>
      <text:p text:style-name="Standard"/>
      <text:p text:style-name="Standard"/>
      <text:p text:style-name="Standard"/>
      <text:p text:style-name="Standard"/>
      <text:p text:style-name="Standard"/>
      <text:p text:style-name="Standard">아두이노 고정값</text:p>
      <text:p text:style-name="P4"><text:span text:style-name="T2">#</text:span>여기서 <text:span text:style-name="Source_20_Text">ID</text:span> 다음에 나오는 <text:span text:style-name="Source_20_Text">XXXX:YYYY</text:span> 형식의 네 자리 숫자 두 개가 바로 우리가 필요한 정보</text:p>
      <text:p text:style-name="Standard">lsusb</text:p>
      <text:p text:style-name="P2"/>
      <text:p text:style-name="P2">sudo nano /etc/udev/rules.d/99-arduino.rules</text:p>
      <text:p text:style-name="P3">SUBSYSTEM=="tty", ATTRS{idVendor}=="10c4", ATTRS{idProduct}=="ea60", MODE="0666", SYMLINK+="<text:span text:style-name="T3">lidar</text:span>"</text:p>
      <text:p text:style-name="P2"/>
      <text:p text:style-name="P2">sudo udevadm control --reload-rules</text:p>
      <text:p text:style-name="P2">sudo udevadm trigger</text:p>
      <text:p text:style-name="P2">ls -l /dev/arduino</text:p>
      <text:p text:style-name="P2"/>
      <text:p text:style-name="P2"/>
      <text:p text:style-name="P2">1a86:7523</text:p>
      <text:p text:style-name="P2">10c4:ea60</text:p>
      <text:p text:style-name="P2"/>
      <text:p text:style-name="Standard"/>
      <text:p text:style-name="Standard"/>
      <text:p text:style-name="P1">빌드</text:p>
      <text:p text:style-name="Standard">colcon build --merge-install</text:p>
      <text:p text:style-name="Standard"/>
      <text:p text:style-name="Standard"><text:soft-page-break/>텔레옵</text:p>
      <text:p text:style-name="Standard">ros2 run teleop_twist_keyboard teleop_twist_keyboard</text:p>
      <text:p text:style-name="Standard"/>
      <text:p text:style-name="Standard">아두이노</text:p>
      <text:p text:style-name="Standard">ros2 run arduino_bridge arduino_bridge.py</text:p>
      <text:p text:style-name="Standard"/>
      <text:p text:style-name="Standard">맵핑</text:p>
      <text:p text:style-name="Standard">ros2 launch diffbot_description real_robot_mapping.launch.py </text:p>
      <text:p text:style-name="Standard"/>
      <text:p text:style-name="Standard">맵 실행</text:p>
      <text:p text:style-name="P5"/>
      <text:p text:style-name="P5">짭 네비게이션</text:p>
      <text:p text:style-name="P5"><text:span text:style-name="T4">ros2 launch nav2_bringup navigation_launch.py use_sim_time:=</text:span><text:span text:style-name="T5">true</text:span></text:p>
      <text:p text:style-name="Standard"/>
      <text:p text:style-name="Standard"/>
      <text:p text:style-name="Standard"/>
      <text:p text:style-name="Standard">맵 저장</text:p>
      <text:p text:style-name="Standard">RViz에서 <text:span text:style-name="Source_20_Text">slam_toolbox</text:span> 패널(또는 plugin) 열기 → <text:span text:style-name="Source_20_Text">Save Map</text:span> 버튼 클릭</text:p>
      <text:p text:style-name="Standard">저장경로 : /home/yjo/espers2_ws/map</text:p>
      <text:p text:style-name="Standard"/>
      <text:p text:style-name="Standard"/>
      <text:p text:style-name="P6">ssh</text:p>
      <text:p text:style-name="P6">ssh-copy-id espers@192.168.72.8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21:48:32.300439765</meta:creation-date>
    <dc:date>2025-08-28T00:44:32.622753860</dc:date>
    <meta:editing-duration>PT14H49M1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225" meta:character-count="1188" meta:non-whitespace-character-count="1080"/>
  </office:meta>
</office:document-meta>
</file>